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00cc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22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8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8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8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8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8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8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8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8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8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8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6" office:value-type="string" calcext:value-type="string">
            <text:p>tuto , espresso , UI tests</text:p>
          </table:table-cell>
          <table:table-cell table:style-name="ce18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8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8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8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8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8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8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8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8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8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8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8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8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8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8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8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8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8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8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8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8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8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8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8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8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8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8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8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8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8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8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8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8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8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8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8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8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8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8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8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8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8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8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8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8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8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8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8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8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8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8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8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8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8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8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8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8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8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8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8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8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8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8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8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8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8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8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8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8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8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8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8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8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8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8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8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8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8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8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8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8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8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 table:style-name="ce13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3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eadcrumbLayout</text:p>
          </table:table-cell>
          <table:table-cell table:style-name="ce13" office:value-type="string" calcext:value-type="string">
            <text:p>A breadcrumb view based on a TableLayout</text:p>
          </table:table-cell>
          <table:table-cell table:style-name="ce13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elly Direction Button</text:p>
          </table:table-cell>
          <table:table-cell table:style-name="ce13"/>
          <table:table-cell table:style-name="ce13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table:style-name="ce13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mit Button</text:p>
          </table:table-cell>
          <table:table-cell table:style-name="ce13" office:value-type="string" calcext:value-type="string">
            <text:p>A cool and elegant submit button</text:p>
          </table:table-cell>
          <table:table-cell table:style-name="ce13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age Zoomer</text:p>
          </table:table-cell>
          <table:table-cell table:style-name="ce13" office:value-type="string" calcext:value-type="string">
            <text:p>Image zoom animations for Android</text:p>
          </table:table-cell>
          <table:table-cell table:style-name="ce13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quid button</text:p>
          </table:table-cell>
          <table:table-cell table:style-name="ce13" office:value-type="string" calcext:value-type="string">
            <text:p>Animation of liquid loading button</text:p>
          </table:table-cell>
          <table:table-cell table:style-name="ce13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cialButtons</text:p>
          </table:table-cell>
          <table:table-cell table:style-name="ce13"/>
          <table:table-cell table:style-name="ce13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ing Button</text:p>
          </table:table-cell>
          <table:table-cell table:style-name="ce13"/>
          <table:table-cell table:style-name="ce13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table:style-name="ce13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riangleLabelView</text:p>
          </table:table-cell>
          <table:table-cell table:style-name="ce13" office:value-type="string" calcext:value-type="string">
            <text:p>A view with a triangle in the corner has a label</text:p>
          </table:table-cell>
          <table:table-cell table:style-name="ce13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</text:p>
          </table:table-cell>
          <table:table-cell table:style-name="ce13"/>
          <table:table-cell table:style-name="ce13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table:style-name="ce13" office:value-type="string" calcext:value-type="string">
            <text:p>Exploding bubbles notifications</text:p>
          </table:table-cell>
          <table:table-cell table:style-name="ce14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9-Patch resizer</text:p>
          </table:table-cell>
          <table:table-cell table:style-name="ce13"/>
          <table:table-cell table:style-name="ce13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tiesAutoComplete</text:p>
          </table:table-cell>
          <table:table-cell table:style-name="ce13"/>
          <table:table-cell table:style-name="ce13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kenAutoComplete</text:p>
          </table:table-cell>
          <table:table-cell table:style-name="ce13"/>
          <table:table-cell table:style-name="ce13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ailAutoComplete</text:p>
          </table:table-cell>
          <table:table-cell table:style-name="ce13"/>
          <table:table-cell table:style-name="ce13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 table:style-name="ce13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table:style-name="ce13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table:style-name="ce13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ntage Chroma</text:p>
          </table:table-cell>
          <table:table-cell table:style-name="ce13"/>
          <table:table-cell table:style-name="ce13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gshaker</text:p>
          </table:table-cell>
          <table:table-cell table:style-name="ce13"/>
          <table:table-cell table:style-name="ce13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nect Pattern</text:p>
          </table:table-cell>
          <table:table-cell table:style-name="ce13"/>
          <table:table-cell table:style-name="ce13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ToRefresh</text:p>
          </table:table-cell>
          <table:table-cell table:style-name="ce13"/>
          <table:table-cell table:style-name="ce13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red Rudolf</text:p>
          </table:table-cell>
          <table:table-cell table:style-name="ce13"/>
          <table:table-cell table:style-name="ce13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 Swipe Refresh</text:p>
          </table:table-cell>
          <table:table-cell table:style-name="ce13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Refresh</text:p>
          </table:table-cell>
          <table:table-cell table:style-name="ce13"/>
          <table:table-cell table:style-name="ce13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 Slider</text:p>
          </table:table-cell>
          <table:table-cell table:style-name="ce13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cker</text:p>
          </table:table-cell>
          <table:table-cell table:style-name="ce13" office:value-type="string" calcext:value-type="string">
            <text:p>An Android TextView with scrolling text changes</text:p>
          </table:table-cell>
          <table:table-cell table:style-name="ce13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text:p>JSON parser library</text:p>
          </table:table-cell>
          <table:table-cell table:style-name="ce13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table:style-name="ce13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epView</text:p>
          </table:table-cell>
          <table:table-cell table:style-name="ce13" office:value-type="string" calcext:value-type="string">
            <text:p>Step by step view</text:p>
          </table:table-cell>
          <table:table-cell table:style-name="ce13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Tip</text:p>
          </table:table-cell>
          <table:table-cell table:style-name="ce13"/>
          <table:table-cell table:style-name="ce13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 lib</text:p>
          </table:table-cell>
          <table:table-cell table:style-name="ce13" office:value-type="string" calcext:value-type="string">
            <text:p>Extras injection lib</text:p>
          </table:table-cell>
          <table:table-cell table:style-name="ce13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RCodeReaderView</text:p>
          </table:table-cell>
          <table:table-cell table:style-name="ce13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lidingDrawer</text:p>
          </table:table-cell>
          <table:table-cell table:style-name="ce13"/>
          <table:table-cell table:style-name="ce13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ugo</text:p>
          </table:table-cell>
          <table:table-cell table:style-name="ce13" office:value-type="string" calcext:value-type="string">
            <text:p>Annotation-triggered method call logging for debug builds</text:p>
          </table:table-cell>
          <table:table-cell table:style-name="ce13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ystal preloaders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gic Button</text:p>
          </table:table-cell>
          <table:table-cell table:style-name="ce13"/>
          <table:table-cell table:style-name="ce13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DevMetrics</text:p>
          </table:table-cell>
          <table:table-cell table:style-name="ce13" office:value-type="string" calcext:value-type="string">
            <text:p>Performance metrics library </text:p>
          </table:table-cell>
          <table:table-cell table:style-name="ce13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ereoView</text:p>
          </table:table-cell>
          <table:table-cell table:style-name="ce13"/>
          <table:table-cell table:style-name="ce13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umbUp</text:p>
          </table:table-cell>
          <table:table-cell table:style-name="ce13"/>
          <table:table-cell table:style-name="ce13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ogin</text:p>
          </table:table-cell>
          <table:table-cell table:style-name="ce13" office:value-type="string" calcext:value-type="string">
            <text:p>Amazing material login effect</text:p>
          </table:table-cell>
          <table:table-cell table:style-name="ce13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FaceDetectionTransformation</text:p>
          </table:table-cell>
          <table:table-cell table:style-name="ce13" office:value-type="string" calcext:value-type="string">
            <text:p>Image transformation library providing cropping above face detection</text:p>
          </table:table-cell>
          <table:table-cell table:style-name="ce13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trofit</text:p>
          </table:table-cell>
          <table:table-cell table:style-name="ce13" office:value-type="string" calcext:value-type="string">
            <text:p>A type safe HTTP client for Android and Java</text:p>
          </table:table-cell>
          <table:table-cell table:style-name="ce13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boarding</text:p>
          </table:table-cell>
          <table:table-cell table:style-name="ce13"/>
          <table:table-cell table:style-name="ce13" office:value-type="string" calcext:value-type="string">
            <text:p>introduction , screen</text:p>
          </table:table-cell>
          <table:table-cell table:style-name="ce19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racker</text:p>
          </table:table-cell>
          <table:table-cell table:style-name="ce13"/>
          <table:table-cell table:style-name="ce13" office:value-type="string" calcext:value-type="string">
            <text:p>bug tracking , crash</text:p>
          </table:table-cell>
          <table:table-cell table:style-name="ce19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ipCards</text:p>
          </table:table-cell>
          <table:table-cell table:style-name="ce13"/>
          <table:table-cell table:style-name="ce13" office:value-type="string" calcext:value-type="string">
            <text:p>3D flip cards</text:p>
          </table:table-cell>
          <table:table-cell table:style-name="ce19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ku</text:p>
          </table:table-cell>
          <table:table-cell table:style-name="ce13"/>
          <table:table-cell table:style-name="ce13" office:value-type="string" calcext:value-type="string">
            <text:p>location picker , GPS</text:p>
          </table:table-cell>
          <table:table-cell table:style-name="ce19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riority Jobqueue</text:p>
          </table:table-cell>
          <table:table-cell table:style-name="ce13"/>
          <table:table-cell table:style-name="ce13" office:value-type="string" calcext:value-type="string">
            <text:p>job queue , tasks , jobs</text:p>
          </table:table-cell>
          <table:table-cell table:style-name="ce19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CVD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19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MapsRippleEffect</text:p>
          </table:table-cell>
          <table:table-cell table:style-name="ce13"/>
          <table:table-cell table:style-name="ce13" office:value-type="string" calcext:value-type="string">
            <text:p>Google Maps , ripple , effects , animations , circle</text:p>
          </table:table-cell>
          <table:table-cell table:style-name="ce19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piderWebScoreView</text:p>
          </table:table-cell>
          <table:table-cell table:style-name="ce13"/>
          <table:table-cell table:style-name="ce13" office:value-type="string" calcext:value-type="string">
            <text:p>score , view , spider web</text:p>
          </table:table-cell>
          <table:table-cell table:style-name="ce19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mali</text:p>
          </table:table-cell>
          <table:table-cell table:style-name="ce13"/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Bug</text:p>
          </table:table-cell>
          <table:table-cell table:style-name="ce13" office:value-type="string" calcext:value-type="string">
            <text:p>Scriptable Android Debugger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guard</text:p>
          </table:table-cell>
          <table:table-cell table:style-name="ce13"/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FE</text:p>
          </table:table-cell>
          <table:table-cell table:style-name="ce13" office:value-type="string" calcext:value-type="string">
            <text:p>Android Framework Exploitation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KillPermAndSigChecks</text:p>
          </table:table-cell>
          <table:table-cell table:style-name="ce13" office:value-type="string" calcext:value-type="string">
            <text:p>Bypass signature and permission checks for IPCs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OpenDebug</text:p>
          </table:table-cell>
          <table:table-cell table:style-name="ce13" office:value-type="string" calcext:value-type="string">
            <text:p>Make any application debuggable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njarify</text:p>
          </table:table-cell>
          <table:table-cell table:style-name="ce13" office:value-type="string" calcext:value-type="string">
            <text:p>Tool for translating Dalvik bytecode to equivalent Java bytecode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no</text:p>
          </table:table-cell>
          <table:table-cell table:style-name="ce13" office:value-type="string" calcext:value-type="string">
            <text:p>Android small footprint inspection tool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droid</text:p>
          </table:table-cell>
          <table:table-cell table:style-name="ce13"/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py</text:p>
          </table:table-cell>
          <table:table-cell table:style-name="ce13" office:value-type="string" calcext:value-type="string">
            <text:p>Security profiling for blackbox Android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D GUI</text:p>
          </table:table-cell>
          <table:table-cell table:style-name="ce13" office:value-type="string" calcext:value-type="string">
            <text:p>Java decompiler with a neat GUI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Krakatau</text:p>
          </table:table-cell>
          <table:table-cell table:style-name="ce13" office:value-type="string" calcext:value-type="string">
            <text:p>Java decompiler, assembler and disassembler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rocyon</text:p>
          </table:table-cell>
          <table:table-cell table:style-name="ce13" office:value-type="string" calcext:value-type="string">
            <text:p>Java 5+ capable decompiler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Fernflower</text:p>
          </table:table-cell>
          <table:table-cell table:style-name="ce13" office:value-type="string" calcext:value-type="string">
            <text:p>Java decompiler with a neat GUI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exer</text:p>
          </table:table-cell>
          <table:table-cell table:style-name="ce13" office:value-type="string" calcext:value-type="string">
            <text:p>Bytecode instrumentation framework for Dalvik bytecode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ify</text:p>
          </table:table-cell>
          <table:table-cell table:style-name="ce13" office:value-type="string" calcext:value-type="string">
            <text:p>Generic Android Deobfuscator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ytecode Viewer</text:p>
          </table:table-cell>
          <table:table-cell table:style-name="ce13" office:value-type="string" calcext:value-type="string">
            <text:p>A Java 8 JAR and Android APK Reverse Engineering Suite</text:p>
          </table:table-cell>
          <table:table-cell table:style-name="ce13" office:value-type="string" calcext:value-type="string">
            <text:p>RI , reverse engineering , tool</text:p>
          </table:table-cell>
          <table:table-cell table:style-name="ce19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asyDeviceInfo</text:p>
          </table:table-cell>
          <table:table-cell table:style-name="ce13"/>
          <table:table-cell table:style-name="ce13" office:value-type="string" calcext:value-type="string">
            <text:p>device infos</text:p>
          </table:table-cell>
          <table:table-cell table:style-name="ce19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TapTargetPrompt</text:p>
          </table:table-cell>
          <table:table-cell table:style-name="ce13"/>
          <table:table-cell table:style-name="ce13" office:value-type="string" calcext:value-type="string">
            <text:p>tap target , prompt , features discovery</text:p>
          </table:table-cell>
          <table:table-cell table:style-name="ce19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pace Navigation View</text:p>
          </table:table-cell>
          <table:table-cell table:style-name="ce13"/>
          <table:table-cell table:style-name="ce13" office:value-type="string" calcext:value-type="string">
            <text:p>space navigation view</text:p>
          </table:table-cell>
          <table:table-cell table:style-name="ce19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peed View</text:p>
          </table:table-cell>
          <table:table-cell table:style-name="ce13"/>
          <table:table-cell table:style-name="ce13" office:value-type="string" calcext:value-type="string">
            <text:p>speed , view</text:p>
          </table:table-cell>
          <table:table-cell table:style-name="ce19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Guava</text:p>
          </table:table-cell>
          <table:table-cell table:style-name="ce13"/>
          <table:table-cell table:style-name="ce13" office:value-type="string" calcext:value-type="string">
            <text:p>Google , Java</text:p>
          </table:table-cell>
          <table:table-cell table:style-name="ce19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AudioRecorder</text:p>
          </table:table-cell>
          <table:table-cell table:style-name="ce13" office:value-type="string" calcext:value-type="string">
            <text:p>A fancy audio recorder for Android supporting WAV format</text:p>
          </table:table-cell>
          <table:table-cell table:style-name="ce13" office:value-type="string" calcext:value-type="string">
            <text:p>audio , recorder</text:p>
          </table:table-cell>
          <table:table-cell table:style-name="ce19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BlockerDetector</text:p>
          </table:table-cell>
          <table:table-cell table:style-name="ce13"/>
          <table:table-cell table:style-name="ce13" office:value-type="string" calcext:value-type="string">
            <text:p>ads , adblock</text:p>
          </table:table-cell>
          <table:table-cell table:style-name="ce19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graph</text:p>
          </table:table-cell>
          <table:table-cell table:style-name="ce13"/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gnUpTransition</text:p>
          </table:table-cell>
          <table:table-cell table:style-name="ce13"/>
          <table:table-cell table:style-name="ce13" office:value-type="string" calcext:value-type="string">
            <text:p>animations , views , transitions , sign up</text:p>
          </table:table-cell>
          <table:table-cell table:style-name="ce19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finite Cycle View Pager</text:p>
          </table:table-cell>
          <table:table-cell table:style-name="ce13" office:value-type="string" calcext:value-type="string">
            <text:p>Infinite cycle ViewPager with two-way orientation and interactive effect</text:p>
          </table:table-cell>
          <table:table-cell table:style-name="ce13" office:value-type="string" calcext:value-type="string">
            <text:p>view , view pager , loops</text:p>
          </table:table-cell>
          <table:table-cell table:style-name="ce19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View</text:p>
          </table:table-cell>
          <table:table-cell table:style-name="ce13" office:value-type="string" calcext:value-type="string">
            <text:p>Shows code content with syntax highlihhting in native way</text:p>
          </table:table-cell>
          <table:table-cell table:style-name="ce13" office:value-type="string" calcext:value-type="string">
            <text:p>view , code , sources</text:p>
          </table:table-cell>
          <table:table-cell table:style-name="ce19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Rich text editor</text:p>
          </table:table-cell>
          <table:table-cell table:style-name="ce13" office:value-type="string" calcext:value-type="string">
            <text:p>text editor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fetti</text:p>
          </table:table-cell>
          <table:table-cell table:style-name="ce13" office:value-type="string" calcext:value-type="string">
            <text:p>Particle system library for displaying confettis</text:p>
          </table:table-cell>
          <table:table-cell table:style-name="ce13" office:value-type="string" calcext:value-type="string">
            <text:p>animations , views , confetti , particles</text:p>
          </table:table-cell>
          <table:table-cell table:style-name="ce19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cycler View Helper</text:p>
          </table:table-cell>
          <table:table-cell table:style-name="ce13" office:value-type="string" calcext:value-type="string">
            <text:p>Provides most common functions around recycler views like swipes to dismiss, drag and drop, divider…</text:p>
          </table:table-cell>
          <table:table-cell table:style-name="ce13" office:value-type="string" calcext:value-type="string">
            <text:p>recycler view</text:p>
          </table:table-cell>
          <table:table-cell table:style-name="ce19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ingProgress</text:p>
          </table:table-cell>
          <table:table-cell table:style-name="ce13" office:value-type="string" calcext:value-type="string">
            <text:p>A circle progress bar with effect</text:p>
          </table:table-cell>
          <table:table-cell table:style-name="ce13" office:value-type="string" calcext:value-type="string">
            <text:p>ring , progress view</text:p>
          </table:table-cell>
          <table:table-cell table:style-name="ce19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hompProgressView</text:p>
          </table:table-cell>
          <table:table-cell table:style-name="ce13" office:value-type="string" calcext:value-type="string">
            <text:p>A semi realistic progress view that takes bites out of images</text:p>
          </table:table-cell>
          <table:table-cell table:style-name="ce13" office:value-type="string" calcext:value-type="string">
            <text:p>animation , effect , omnomnomnom</text:p>
          </table:table-cell>
          <table:table-cell table:style-name="ce19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mileyLoadingView</text:p>
          </table:table-cell>
          <table:table-cell table:style-name="ce13" office:value-type="string" calcext:value-type="string">
            <text:p>A custom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ncryptedPreferences</text:p>
          </table:table-cell>
          <table:table-cell table:style-name="ce13" office:value-type="string" calcext:value-type="string">
            <text:p>AES-256 encrypted SharedPreferences</text:p>
          </table:table-cell>
          <table:table-cell table:style-name="ce13" office:value-type="string" calcext:value-type="string">
            <text:p>AES , security , encryption , preferences</text:p>
          </table:table-cell>
          <table:table-cell table:style-name="ce19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Legofy</text:p>
          </table:table-cell>
          <table:table-cell table:style-name="ce13" office:value-type="string" calcext:value-type="string">
            <text:p><text:s/>Make images look as if they are made out of 1x1 LEGO blocks</text:p>
          </table:table-cell>
          <table:table-cell table:style-name="ce13" office:value-type="string" calcext:value-type="string">
            <text:p>Lego</text:p>
          </table:table-cell>
          <table:table-cell table:style-name="ce19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rcodescanner</text:p>
          </table:table-cell>
          <table:table-cell table:style-name="ce13"/>
          <table:table-cell table:style-name="ce13" office:value-type="string" calcext:value-type="string">
            <text:p>bar code , qr code , scanner</text:p>
          </table:table-cell>
          <table:table-cell table:style-name="ce19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cyclerViewSnap</text:p>
          </table:table-cell>
          <table:table-cell table:style-name="ce13"/>
          <table:table-cell table:style-name="ce13" office:value-type="string" calcext:value-type="string">
            <text:p>snap helper , snap , view , swipe</text:p>
          </table:table-cell>
          <table:table-cell table:style-name="ce19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pareImage</text:p>
          </table:table-cell>
          <table:table-cell table:style-name="ce13"/>
          <table:table-cell table:style-name="ce13" office:value-type="string" calcext:value-type="string">
            <text:p>image , comparison</text:p>
          </table:table-cell>
          <table:table-cell table:style-name="ce19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Thumby</text:p>
          </table:table-cell>
          <table:table-cell table:style-name="ce13" office:value-type="string" calcext:value-type="string">
            <text:p>Image paring and resizing server</text:p>
          </table:table-cell>
          <table:table-cell table:style-name="ce13" office:value-type="string" calcext:value-type="string">
            <text:p>picture , operations</text:p>
          </table:table-cell>
          <table:table-cell table:style-name="ce19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Spek</text:p>
          </table:table-cell>
          <table:table-cell table:style-name="ce13" office:value-type="string" calcext:value-type="string">
            <text:p>A Kotlin Specification Framework for the JVM</text:p>
          </table:table-cell>
          <table:table-cell table:style-name="ce13" office:value-type="string" calcext:value-type="string">
            <text:p>uni tests , Kotlin , spek , tests</text:p>
          </table:table-cell>
          <table:table-cell table:style-name="ce19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oud convert</text:p>
          </table:table-cell>
          <table:table-cell table:style-name="ce13" office:value-type="string" calcext:value-type="string">
            <text:p>Convert anything</text:p>
          </table:table-cell>
          <table:table-cell table:style-name="ce13" office:value-type="string" calcext:value-type="string">
            <text:p>convert , GIF , mp4 , memes</text:p>
          </table:table-cell>
          <table:table-cell table:style-name="ce19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dcat</text:p>
          </table:table-cell>
          <table:table-cell table:style-name="ce13" office:value-type="string" calcext:value-type="string">
            <text:p>Colored logcat script which only shows log entries for a specific application package</text:p>
          </table:table-cell>
          <table:table-cell table:style-name="ce13" office:value-type="string" calcext:value-type="string">
            <text:p>log , logcat , debug</text:p>
          </table:table-cell>
          <table:table-cell table:style-name="ce19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erViewLibrary</text:p>
          </table:table-cell>
          <table:table-cell table:style-name="ce13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3" office:value-type="string" calcext:value-type="string">
            <text:p>view , animations , loader</text:p>
          </table:table-cell>
          <table:table-cell table:style-name="ce19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</text:p>
          </table:table-cell>
          <table:table-cell table:style-name="ce13" office:value-type="string" calcext:value-type="string">
            <text:p>Fast and simple data storage library for Android</text:p>
          </table:table-cell>
          <table:table-cell table:style-name="ce13" office:value-type="string" calcext:value-type="string">
            <text:p>database , storage , NoSQL , Kryo</text:p>
          </table:table-cell>
          <table:table-cell table:style-name="ce19"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Kryo</text:p>
          </table:table-cell>
          <table:table-cell table:style-name="ce13" office:value-type="string" calcext:value-type="string">
            <text:p>Java serialziation andcloning : fast,e fficient, automatic</text:p>
          </table:table-cell>
          <table:table-cell table:style-name="ce13" office:value-type="string" calcext:value-type="string">
            <text:p>storage , serialization</text:p>
          </table:table-cell>
          <table:table-cell table:style-name="ce19"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elegram</text:p>
          </table:table-cell>
          <table:table-cell table:style-name="ce13" office:value-type="string" calcext:value-type="string">
            <text:p>Telegram Messenger for Android</text:p>
          </table:table-cell>
          <table:table-cell table:style-name="ce13" office:value-type="string" calcext:value-type="string">
            <text:p>Telegram , app , security , privacy</text:p>
          </table:table-cell>
          <table:table-cell table:style-name="ce19"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pAnimation</text:p>
          </table:table-cell>
          <table:table-cell table:style-name="ce13" office:value-type="string" calcext:value-type="string">
            <text:p>Simple example for flip animation</text:p>
          </table:table-cell>
          <table:table-cell table:style-name="ce13" office:value-type="string" calcext:value-type="string">
            <text:p>animation , flip</text:p>
          </table:table-cell>
          <table:table-cell table:style-name="ce19"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GABadgeView</text:p>
          </table:table-cell>
          <table:table-cell table:style-name="ce13"/>
          <table:table-cell table:style-name="ce13" office:value-type="string" calcext:value-type="string">
            <text:p>animation , badge</text:p>
          </table:table-cell>
          <table:table-cell table:style-name="ce19"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19"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inicap</text:p>
          </table:table-cell>
          <table:table-cell table:style-name="ce13" office:value-type="string" calcext:value-type="string">
            <text:p>Stream real-time screen capture data out of Android devices</text:p>
          </table:table-cell>
          <table:table-cell table:style-name="ce13" office:value-type="string" calcext:value-type="string">
            <text:p>screen , captures</text:p>
          </table:table-cell>
          <table:table-cell table:style-name="ce19"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apTargetView</text:p>
          </table:table-cell>
          <table:table-cell table:style-name="ce13" office:value-type="string" calcext:value-type="string">
            <text:p>An implmentation of tap targets from the Material Design guidelines for feature discovery</text:p>
          </table:table-cell>
          <table:table-cell table:style-name="ce13" office:value-type="string" calcext:value-type="string">
            <text:p>tap target , feature discovery , intro</text:p>
          </table:table-cell>
          <table:table-cell table:style-name="ce19"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tSwitchAnimTool</text:p>
          </table:table-cell>
          <table:table-cell table:style-name="ce13" office:value-type="string" calcext:value-type="string">
            <text:p>Tool which makes the animation easy to implments</text:p>
          </table:table-cell>
          <table:table-cell table:style-name="ce13" office:value-type="string" calcext:value-type="string">
            <text:p>animations , effects</text:p>
          </table:table-cell>
          <table:table-cell table:style-name="ce19"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laceSearchDialog</text:p>
          </table:table-cell>
          <table:table-cell table:style-name="ce13" office:value-type="string" calcext:value-type="string">
            <text:p>A place autocomplete search dialog which uses Google's Places API for finding results</text:p>
          </table:table-cell>
          <table:table-cell table:style-name="ce13" office:value-type="string" calcext:value-type="string">
            <text:p>Places , location , search</text:p>
          </table:table-cell>
          <table:table-cell table:style-name="ce19"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-intro-screen</text:p>
          </table:table-cell>
          <table:table-cell table:style-name="ce13"/>
          <table:table-cell table:style-name="ce13" office:value-type="string" calcext:value-type="string">
            <text:p>intro screen</text:p>
          </table:table-cell>
          <table:table-cell table:style-name="ce19"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jiconize</text:p>
          </table:table-cell>
          <table:table-cell table:style-name="ce13"/>
          <table:table-cell table:style-name="ce13" office:value-type="string" calcext:value-type="string">
            <text:p>emojicon</text:p>
          </table:table-cell>
          <table:table-cell table:style-name="ce19"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ersionberg</text:p>
          </table:table-cell>
          <table:table-cell table:style-name="ce13" office:value-type="string" calcext:value-type="string">
            <text:p><text:s/>Gradle plugin for versioning your library/application on every git commit </text:p>
          </table:table-cell>
          <table:table-cell table:style-name="ce13" office:value-type="string" calcext:value-type="string">
            <text:p>Gradle , commit , git , version</text:p>
          </table:table-cell>
          <table:table-cell table:style-name="ce19"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ray</text:p>
          </table:table-cell>
          <table:table-cell table:style-name="ce13" office:value-type="string" calcext:value-type="string">
            <text:p><text:s/>a SharedPreferences replacement for Android with multiprocess support </text:p>
          </table:table-cell>
          <table:table-cell table:style-name="ce13" office:value-type="string" calcext:value-type="string">
            <text:p>SharedPreferences , Preferences , process , multiprocess , multiproces , content , data storage</text:p>
          </table:table-cell>
          <table:table-cell table:style-name="ce19"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hoy onboarding</text:p>
          </table:table-cell>
          <table:table-cell table:style-name="ce13" office:value-type="string" calcext:value-type="string">
            <text:p>Android onboarding library.</text:p>
          </table:table-cell>
          <table:table-cell table:style-name="ce13" office:value-type="string" calcext:value-type="string">
            <text:p>view , intro screen , onboarding</text:p>
          </table:table-cell>
          <table:table-cell table:style-name="ce19"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age transition</text:p>
          </table:table-cell>
          <table:table-cell table:style-name="ce13" office:value-type="string" calcext:value-type="string">
            <text:p>ViewPager with verticl sliding effects and activity transition</text:p>
          </table:table-cell>
          <table:table-cell table:style-name="ce13" office:value-type="string" calcext:value-type="string">
            <text:p>ViewPager , effects , transitions</text:p>
          </table:table-cell>
          <table:table-cell table:style-name="ce19"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AnimationLayout</text:p>
          </table:table-cell>
          <table:table-cell table:style-name="ce13" office:value-type="string" calcext:value-type="string">
            <text:p>Some animations combining bubles and cards</text:p>
          </table:table-cell>
          <table:table-cell table:style-name="ce13" office:value-type="string" calcext:value-type="string">
            <text:p>snimations , bubble</text:p>
          </table:table-cell>
          <table:table-cell table:style-name="ce19"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table:style-name="ce21"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 table:number-rows-repeated="400">
          <table:table-cell table:number-columns-repeated="256"/>
        </table:table-row>
        <table:table-row table:style-name="ro1" table:number-rows-repeated="347">
          <table:table-cell table:style-name="ce11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3" office:value-type="string" calcext:value-type="string">
            <text:p>Platform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3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3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3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3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3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3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3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3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3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3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3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3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3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3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3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3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3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3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3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3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3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3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3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3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3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3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3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3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3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3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3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3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3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3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3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3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3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3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30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3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3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3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3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3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3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30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30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3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3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3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3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3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3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3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3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3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3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3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3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3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3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3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3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3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3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3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3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3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3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3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3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3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3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3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3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3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3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3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3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3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3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3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3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3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3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3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3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3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3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3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3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3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3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3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3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3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1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1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1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1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1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1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1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1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1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1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1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1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1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1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1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1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1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1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1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1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5" office:value-type="string" calcext:value-type="string">
            <text:p>marketing , analytics </text:p>
          </table:table-cell>
          <table:table-cell table:style-name="ce32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2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2"/>
          <table:table-cell table:style-name="ce15" office:value-type="string" calcext:value-type="string">
            <text:p>certificate</text:p>
          </table:table-cell>
          <table:table-cell table:style-name="ce32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2"/>
          <table:table-cell table:style-name="ce15" office:value-type="string" calcext:value-type="string">
            <text:p>HTTPS , security , SSL</text:p>
          </table:table-cell>
          <table:table-cell table:style-name="ce32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2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2"/>
          <table:table-cell table:style-name="ce32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2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1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1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1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1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1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1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1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1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1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1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1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1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1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1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1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1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1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1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1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1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1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1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1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1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1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1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1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1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1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1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1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1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1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1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1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1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1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1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1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1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1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1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1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1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1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1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3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3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3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3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3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3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3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3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</text:p>
          </table:table-cell>
          <table:table-cell table:style-name="ce33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3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3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3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3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3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3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3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3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3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2" office:value-type="string" calcext:value-type="string">
            <text:p>devices , specs , hardware , comparison , snapdragon</text:p>
          </table:table-cell>
          <table:table-cell table:style-name="ce33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2" office:value-type="string" calcext:value-type="string">
            <text:p>devices , specs , hardware , comparison</text:p>
          </table:table-cell>
          <table:table-cell table:style-name="ce33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2" office:value-type="string" calcext:value-type="string">
            <text:p>Android , goodies , geek</text:p>
          </table:table-cell>
          <table:table-cell table:style-name="ce33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2" office:value-type="string" calcext:value-type="string">
            <text:p>Android , goodies , geek</text:p>
          </table:table-cell>
          <table:table-cell table:style-name="ce33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3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3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3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3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3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3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3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3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3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3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3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3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3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3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3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wift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3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3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3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Web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3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3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3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3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3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o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3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3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3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cala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3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3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3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3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roovy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3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3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3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3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3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4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4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4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4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4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4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4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4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4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4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4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4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4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4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4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4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4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4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4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4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4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4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4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4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4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4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 table:number-rows-repeated="23">
          <table:table-cell table:style-name="ce13" table:number-columns-repeated="4"/>
          <table:table-cell table:style-name="ce34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5" office:value-type="string" calcext:value-type="string" table:number-columns-spanned="20" table:number-rows-spanned="3">
            <text:p>Devices</text:p>
          </table:table-cell>
          <table:covered-table-cell table:style-name="ce35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OS</text:p>
          </table:table-cell>
          <table:table-cell table:style-name="ce23" office:value-type="string" calcext:value-type="string">
            <text:p>Constructor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creen size</text:p>
          </table:table-cell>
          <table:table-cell table:style-name="ce23" office:value-type="string" calcext:value-type="string">
            <text:p>Screen type</text:p>
          </table:table-cell>
          <table:table-cell table:style-name="ce23" office:value-type="string" calcext:value-type="string">
            <text:p>Screen resolution</text:p>
          </table:table-cell>
          <table:table-cell table:style-name="ce23" office:value-type="string" calcext:value-type="string">
            <text:p>SoC</text:p>
          </table:table-cell>
          <table:table-cell table:style-name="ce23" office:value-type="string" calcext:value-type="string">
            <text:p>GPU</text:p>
          </table:table-cell>
          <table:table-cell table:style-name="ce23" office:value-type="string" calcext:value-type="string">
            <text:p>Sensors</text:p>
          </table:table-cell>
          <table:table-cell table:style-name="ce23" office:value-type="string" calcext:value-type="string">
            <text:p>Battery</text:p>
          </table:table-cell>
          <table:table-cell table:style-name="ce23" office:value-type="string" calcext:value-type="string">
            <text:p>Storage</text:p>
          </table:table-cell>
          <table:table-cell table:style-name="ce23" office:value-type="string" calcext:value-type="string">
            <text:p>RAM</text:p>
          </table:table-cell>
          <table:table-cell table:style-name="ce23" office:value-type="string" calcext:value-type="string">
            <text:p>Camera</text:p>
          </table:table-cell>
          <table:table-cell table:style-name="ce23" office:value-type="string" calcext:value-type="string">
            <text:p>Dimensions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USB Type</text:p>
          </table:table-cell>
          <table:table-cell table:style-name="ce23" office:value-type="string" calcext:value-type="string">
            <text:p>SD Card</text:p>
          </table:table-cell>
          <table:table-cell table:style-name="ce23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38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3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39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4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0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1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smartphone</text:p>
          </table:table-cell>
          <table:table-cell table:style-name="ce42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43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43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42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1:04:11.818161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8T11:21:30.553868667</dc:date>
    <meta:editing-duration>PT7H39M58S</meta:editing-duration>
    <meta:editing-cycles>148</meta:editing-cycles>
    <meta:generator>LibreOffice/4.2.8.2$Linux_X86_64 LibreOffice_project/420m0$Build-2</meta:generator>
    <meta:document-statistic meta:table-count="4" meta:cell-count="2983" meta:object-count="0"/>
  </office:meta>
</office:document-meta>
</file>